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language="en" fo:country="US" officeooo:rsid="0016fb00" officeooo:paragraph-rsid="0016fb00"/>
    </style:style>
    <style:style style:name="P2" style:family="paragraph" style:parent-style-name="Standard">
      <style:paragraph-properties fo:text-align="start" style:justify-single-word="false"/>
      <style:text-properties officeooo:rsid="0011e945" officeooo:paragraph-rsid="0011e945"/>
    </style:style>
    <style:style style:name="P3" style:family="paragraph" style:parent-style-name="Standard">
      <style:paragraph-properties fo:text-align="start" style:justify-single-word="false"/>
      <style:text-properties officeooo:rsid="0011e945" officeooo:paragraph-rsid="00153df1"/>
    </style:style>
    <style:style style:name="P4" style:family="paragraph" style:parent-style-name="Standard">
      <style:paragraph-properties fo:text-align="start" style:justify-single-word="false"/>
      <style:text-properties officeooo:rsid="0013478b" officeooo:paragraph-rsid="0013478b"/>
    </style:style>
    <style:style style:name="P5" style:family="paragraph" style:parent-style-name="Standard">
      <style:paragraph-properties fo:text-align="start" style:justify-single-word="false"/>
      <style:text-properties officeooo:paragraph-rsid="00153df1"/>
    </style:style>
    <style:style style:name="P6" style:family="paragraph" style:parent-style-name="Standard">
      <style:paragraph-properties fo:text-align="start" style:justify-single-word="false"/>
      <style:text-properties officeooo:paragraph-rsid="0016fb00"/>
    </style:style>
    <style:style style:name="P7" style:family="paragraph" style:parent-style-name="Standard">
      <style:paragraph-properties fo:text-align="start" style:justify-single-word="false"/>
      <style:text-properties officeooo:rsid="00153df1" officeooo:paragraph-rsid="00153df1"/>
    </style:style>
    <style:style style:name="P8" style:family="paragraph" style:parent-style-name="Standard">
      <style:paragraph-properties fo:text-align="start" style:justify-single-word="false"/>
      <style:text-properties officeooo:rsid="0016fb00" officeooo:paragraph-rsid="0016fb00"/>
    </style:style>
    <style:style style:name="P9" style:family="paragraph" style:parent-style-name="Standard">
      <style:paragraph-properties fo:text-align="start" style:justify-single-word="false"/>
      <style:text-properties officeooo:rsid="001972d0" officeooo:paragraph-rsid="001972d0"/>
    </style:style>
    <style:style style:name="P10" style:family="paragraph" style:parent-style-name="Text_20_body">
      <style:paragraph-properties fo:text-align="start" style:justify-single-word="false"/>
      <style:text-properties fo:font-size="13pt" fo:font-weight="normal" officeooo:rsid="0016fb00" officeooo:paragraph-rsid="0016fb00" style:font-size-asian="11.3500003814697pt" style:font-weight-asian="normal" style:font-size-complex="13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6fb00" officeooo:paragraph-rsid="0016fb00" style:font-size-asian="12pt" style:font-weight-asian="normal" style:font-size-complex="12pt" style:font-weight-complex="normal"/>
    </style:style>
    <style:style style:name="T1" style:family="text">
      <style:text-properties officeooo:rsid="0013478b"/>
    </style:style>
    <style:style style:name="T2" style:family="text">
      <style:text-properties officeooo:rsid="00153df1"/>
    </style:style>
    <style:style style:name="T3" style:family="text">
      <style:text-properties officeooo:rsid="00181fbf"/>
    </style:style>
    <style:style style:name="T4" style:family="text">
      <style:text-properties officeooo:rsid="001a4cba"/>
    </style:style>
    <style:style style:name="T5" style:family="text">
      <style:text-properties officeooo:rsid="001ac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3">S</text:span>lu<text:span text:style-name="T3">č</text:span>aj upotrebe “Igranje jedne partije igre”</text:p>
      <text:p text:style-name="P2"/>
      <text:p text:style-name="P2">Kratak opis: Igra<text:span text:style-name="T3">č</text:span> po<text:span text:style-name="T3">č</text:span>inje jednu pariju igre iz glavnog menija aplikacije. Aplikacija u<text:span text:style-name="T3">č</text:span>itava potrebna pode<text:span text:style-name="T3">š</text:span>avanja I zapo<text:span text:style-name="T3">č</text:span>inje partiju. Nakon odigrane partije aplikacija pamti informacije o odigranoj partiji.</text:p>
      <text:p text:style-name="P2"/>
      <text:p text:style-name="P2">Akteri: 2-4 igraca</text:p>
      <text:p text:style-name="P2"/>
      <text:p text:style-name="P2">Preduslovi:Aplikacija je pokrenuta <text:span text:style-name="T3">i</text:span> prikazuje <text:span text:style-name="T3">se</text:span> glavni meni.</text:p>
      <text:p text:style-name="P2"/>
      <text:p text:style-name="P2">Postuslovi: <text:span text:style-name="T3">Č</text:span>uvaju se sve informacije o odigranoj partitji.</text:p>
      <text:p text:style-name="P2"/>
      <text:p text:style-name="P2">Osnovni tok:</text:p>
      <text:p text:style-name="P2">1. Igrac bira dugme Start iz glavnog menija</text:p>
      <text:p text:style-name="P2">2. Aplikacija dohvata potrebne informacije o pode<text:span text:style-name="T3">š</text:span>avanjima partije</text:p>
      <text:p text:style-name="P2">3. Aplikacija pravi novu partiju <text:span text:style-name="T3">i</text:span> zapo<text:span text:style-name="T3">či</text:span>nje je</text:p>
      <text:p text:style-name="P7">4. Svaki igra<text:span text:style-name="T3">č</text:span> na po<text:span text:style-name="T3">č</text:span>etku dobija jednak broj slova</text:p>
      <text:p text:style-name="P4"><text:span text:style-name="T2">5</text:span>. I<text:span text:style-name="T3">Na slučajan način se bira i</text:span>grac koji je prvi na potezu <text:span text:style-name="T3">i on </text:span>postavlja jedno slovo na centralno polje <text:span text:style-name="T3">table</text:span></text:p>
      <text:p text:style-name="P2"><text:span text:style-name="T2">6</text:span><text:span text:style-name="T1">. Sve dok igrac</text:span><text:span text:style-name="T3">i</text:span><text:span text:style-name="T1"> ne </text:span><text:span text:style-name="T3">potroše svoja slova ili se tabla ne popuni</text:span><text:span text:style-name="T1"> ponavljaju se sledeci koraci </text:span><text:span text:style-name="T4">ili dok vreme ne istekne</text:span><text:span text:style-name="T1">:</text:span></text:p>
      <text:p text:style-name="P3"><text:tab/><text:span text:style-name="T2">6</text:span><text:span text:style-name="T1">.1. Ukoliko je </text:span><text:span text:style-name="T3">sastavljena </text:span><text:span text:style-name="T1">re</text:span><text:span text:style-name="T3">č</text:span><text:span text:style-name="T1"> du</text:span><text:span text:style-name="T3">ž</text:span><text:span text:style-name="T1">ine do 3 karaktera onda re</text:span><text:span text:style-name="T3">č</text:span><text:span text:style-name="T1"> ne mora postojati u re</text:span><text:span text:style-name="T3">č</text:span><text:span text:style-name="T1">niku </text:span><text:span text:style-name="T2">u suprotnom se proverava da li rec postoji u recniku</text:span></text:p>
      <text:p text:style-name="P2"><text:span text:style-name="T2"><text:tab/><text:tab/>6.</text:span><text:span text:style-name="T1">1.</text:span><text:span text:style-name="T2">1. </text:span><text:span text:style-name="T1">Za svako slovo iz sastavljene reci aplikacija dodeljuje poene igracu koji je na potezu, </text:span><text:span text:style-name="T3">pri čemu svako slovo nosi određeni broj poena</text:span></text:p>
      <text:p text:style-name="P2"><text:tab/><text:tab/><text:span text:style-name="T2">6</text:span><text:span text:style-name="T1">.1.2. Ukoliko je slovo postavljeno na neko specijalno polje, dodaju se odredjeni bonus poeni</text:span></text:p>
      <text:p text:style-name="P7"><text:tab/><text:tab/>6.1.3. Aplikacija proverava broj preostali slova u ruci takmicara koji je na redu:</text:p>
      <text:p text:style-name="P5"><text:span text:style-name="T2"><text:tab/><text:tab/><text:tab/>6.1.3.1. Ukoliko je broj preostalih slova </text:span><text:span text:style-name="T3">u ruci takmičara</text:span><text:span text:style-name="T2"> 0 onda takmicar dobija </text:span><text:span text:style-name="T3">dodatne poene koji su jednaki zbiru preostalih slova kod ostalih takmičara I igra se završava</text:span></text:p>
      <text:p text:style-name="P7"><text:tab/><text:tab/><text:tab/>6.1.3.2. <text:s/><text:span text:style-name="T3">U suprotnom, igra se nastavlja</text:span></text:p>
      <text:p text:style-name="P7">7. Prelazi se na <text:span text:style-name="T5">narednog igrača</text:span></text:p>
      <text:p text:style-name="P8">8. Aplikacija prikazuje glavni meni</text:p>
      <text:p text:style-name="P8"/>
      <text:p text:style-name="P8">Alternativni tok: <text:s/></text:p>
      <text:p text:style-name="P8"><text:tab/>A1: Neočekivani izlaz iz aplikacije. Ukoliko u bilo kojem koraku korisnik isključi aplikaciju, sve eventualno zapamćene informacije o trenutnoj partiji igre se poništavaju i aplikacija završava rad. Slučaj upotrebe se završava.</text:p>
      <text:p text:style-name="P8"/>
      <text:p text:style-name="P8">Podtokovi: /</text:p>
      <text:p text:style-name="P8"/>
      <text:p text:style-name="P9">Specijalni zahtevi: /</text:p>
      <text:p text:style-name="P9"/>
      <text:p text:style-name="P9">Dodatne informacije: /</text:p>
      <text:p text:style-name="P8"/>
      <text:p text:style-name="P8"/>
      <text:p text:style-name="P8"/>
      <text:p text:style-name="P8"/>
      <text:p text:style-name="P8"/>
      <text:p text:style-name="P6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code-11"/></text:p>
      <text:p text:style-name="P1"/>
      <text:p text:style-name="P11"/>
      <text:p text:style-name="Text_20_body"><text:bookmark text:name="code-10"/></text:p>
      <text:p text:style-name="P11"/>
      <text:p text:style-name="Text_20_body"><text:bookmark text:name="user-content-akteri"/></text:p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5:02:45.091559480</meta:creation-date>
    <dc:date>2022-11-26T11:18:34.296708064</dc:date>
    <meta:editing-duration>PT42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292" meta:character-count="1893" meta:non-whitespace-character-count="1608"/>
  </office:meta>
</office:document-meta>
</file>